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63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398in"/>
    </style:style>
    <style:style style:name="co7" style:family="table-column">
      <style:table-column-properties fo:break-before="auto" style:column-width="0.4508in"/>
    </style:style>
    <style:style style:name="co8" style:family="table-column">
      <style:table-column-properties fo:break-before="auto" style:column-width="0.3791in"/>
    </style:style>
    <style:style style:name="co9" style:family="table-column">
      <style:table-column-properties fo:break-before="auto" style:column-width="0.5472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0.5161in"/>
    </style:style>
    <style:style style:name="co13" style:family="table-column">
      <style:table-column-properties fo:break-before="auto" style:column-width="0.352in"/>
    </style:style>
    <style:style style:name="co14" style:family="table-column">
      <style:table-column-properties fo:break-before="auto" style:column-width="0.6945in"/>
    </style:style>
    <style:style style:name="co15" style:family="table-column">
      <style:table-column-properties fo:break-before="auto" style:column-width="0.7138in"/>
    </style:style>
    <style:style style:name="co16" style:family="table-column">
      <style:table-column-properties fo:break-before="auto" style:column-width="0.7528in"/>
    </style:style>
    <style:style style:name="ro4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background-color="#ffff99"/>
    </style:style>
    <style:style style:name="ce4" style:family="table-cell" style:parent-style-name="Default" style:data-style-name="N117">
      <style:table-cell-properties fo:background-color="#66ffff"/>
    </style:style>
    <style:style style:name="ce5" style:family="table-cell" style:parent-style-name="Default" style:data-style-name="N118"/>
    <style:style style:name="ce6" style:family="table-cell" style:parent-style-name="Default" style:data-style-name="N117">
      <style:table-cell-properties fo:background-color="#ccff00"/>
    </style:style>
    <style:style style:name="ce7" style:family="table-cell" style:parent-style-name="Default" style:data-style-name="N117">
      <style:table-cell-properties fo:background-color="transparent"/>
    </style:style>
  </office:automatic-styles>
  <office:body>
    <office:spreadsheet>
      <table:table table:name="BLAS, np, thread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2" table:number-columns-repeated="1007" table:default-cell-style-name="Default"/>
        <table:table-row table:style-name="ro5">
          <table:table-cell table:style-name="ce1" office:value-type="string">
            <text:p>BLAS</text:p>
          </table:table-cell>
          <table:table-cell table:style-name="ce1" office:value-type="string">
            <text:p>np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hess 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T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wall</text:p>
          </table:table-cell>
          <table:table-cell table:style-name="ce1"/>
          <table:table-cell table:style-name="ce1" office:value-type="string">
            <text:p>Non-matVec wall</text:p>
          </table:table-cell>
          <table:table-cell table:style-name="ce1" office:value-type="string">
            <text:p>Non-matVec core total</text:p>
          </table:table-cell>
          <table:table-cell table:style-name="ce1" office:value-type="string">
            <text:p>matVec local wall</text:p>
          </table:table-cell>
          <table:table-cell table:style-name="ce1" office:value-type="string">
            <text:p>matVec core total</text:p>
          </table:table-cell>
          <table:table-cell table:style-name="ce1" office:value-type="string">
            <text:p>Total wall (no mpi)</text:p>
          </table:table-cell>
          <table:table-cell table:style-name="ce1" table:number-columns-repeated="1007"/>
        </table:table-row>
        <table:table-row table:style-name="ro6">
          <table:table-cell table:style-name="ce1" office:value-type="string">
            <text:p>Strategy=4, 8^3 lattice</text:p>
          </table:table-cell>
          <table:table-cell table:style-name="ce1" table:number-columns-repeated="1023"/>
        </table:table-row>
        <table:table-row table:style-name="ro3">
          <table:table-cell office:value-type="string">
            <text:p>Single thread Bl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5.3">
            <text:p>5.3</text:p>
          </table:table-cell>
          <table:table-cell office:value-type="float" office:value="413.7">
            <text:p>413.7</text:p>
          </table:table-cell>
          <table:table-cell office:value-type="float" office:value="58">
            <text:p>58</text:p>
          </table:table-cell>
          <table:table-cell office:value-type="float" office:value="413">
            <text:p>413</text:p>
          </table:table-cell>
          <table:table-cell office:value-type="float" office:value="77">
            <text:p>77</text:p>
          </table:table-cell>
          <table:table-cell office:value-type="float" office:value="1612">
            <text:p>1612</text:p>
          </table:table-cell>
          <table:table-cell office:value-type="float" office:value="411">
            <text:p>411</text:p>
          </table:table-cell>
          <table:table-cell/>
          <table:table-cell table:formula="of:=[.K3]-SUM([.D3:.I3])/[.B3]" office:value-type="float" office:value="151.5">
            <text:p>151.5</text:p>
          </table:table-cell>
          <table:table-cell table:formula="of:=[.M3]*[.B3]*[.C3]" office:value-type="float" office:value="606">
            <text:p>606.0</text:p>
          </table:table-cell>
          <table:table-cell table:formula="of:=([.D3]+[.F3]+[.H3])/[.B3]" office:value-type="float" office:value="224.425">
            <text:p>224.4</text:p>
          </table:table-cell>
          <table:table-cell table:formula="of:=[.O3]*[.B3]*[.C3]" office:value-type="float" office:value="897.7">
            <text:p>897.7</text:p>
          </table:table-cell>
          <table:table-cell table:formula="of:=[.M3]+[.O3]" office:value-type="float" office:value="375.925">
            <text:p>375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.3">
            <text:p>7.3</text:p>
          </table:table-cell>
          <table:table-cell office:value-type="float" office:value="419">
            <text:p>419</text:p>
          </table:table-cell>
          <table:table-cell office:value-type="float" office:value="86">
            <text:p>86</text:p>
          </table:table-cell>
          <table:table-cell office:value-type="float" office:value="421">
            <text:p>421</text:p>
          </table:table-cell>
          <table:table-cell office:value-type="float" office:value="107">
            <text:p>107</text:p>
          </table:table-cell>
          <table:table-cell office:value-type="float" office:value="2228">
            <text:p>2228</text:p>
          </table:table-cell>
          <table:table-cell office:value-type="float" office:value="283">
            <text:p>283</text:p>
          </table:table-cell>
          <table:table-cell/>
          <table:table-cell table:formula="of:=[.K4]-SUM([.D4:.I4])/[.B4]" office:value-type="float" office:value="144.0875">
            <text:p>144.1</text:p>
          </table:table-cell>
          <table:table-cell table:formula="of:=[.M4]*[.B4]*[.C4]" office:value-type="float" office:value="1152.7">
            <text:p>1152.7</text:p>
          </table:table-cell>
          <table:table-cell table:formula="of:=([.D4]+[.F4]+[.H4])/[.B4]" office:value-type="float" office:value="113.875">
            <text:p>113.9</text:p>
          </table:table-cell>
          <table:table-cell table:formula="of:=[.O4]*[.B4]*[.C4]" office:value-type="float" office:value="911">
            <text:p>911.0</text:p>
          </table:table-cell>
          <table:table-cell table:formula="of:=[.M4]+[.O4]" office:value-type="float" office:value="257.9625">
            <text:p>258.0</text:p>
          </table:table-cell>
          <table:table-cell table:number-columns-repeated="1007"/>
        </table:table-row>
        <table:table-row table:style-name="ro3">
          <table:table-cell office:value-type="string">
            <text:p>Multi-thread Bli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438">
            <text:p>438</text:p>
          </table:table-cell>
          <table:table-cell office:value-type="float" office:value="36">
            <text:p>36</text:p>
          </table:table-cell>
          <table:table-cell office:value-type="float" office:value="443">
            <text:p>443</text:p>
          </table:table-cell>
          <table:table-cell office:value-type="float" office:value="48">
            <text:p>48</text:p>
          </table:table-cell>
          <table:table-cell office:value-type="float" office:value="6715">
            <text:p>6715</text:p>
          </table:table-cell>
          <table:table-cell office:value-type="float" office:value="3336">
            <text:p>3336</text:p>
          </table:table-cell>
          <table:table-cell/>
          <table:table-cell table:formula="of:=[.K5]-SUM([.D5:.I5])/[.B5]" office:value-type="float" office:value="2804.5">
            <text:p>2804.5</text:p>
          </table:table-cell>
          <table:table-cell table:formula="of:=[.M5]*[.B5]*[.C5]" office:value-type="float" office:value="22436">
            <text:p>22436.0</text:p>
          </table:table-cell>
          <table:table-cell table:formula="of:=([.D5]+[.F5]+[.H5])/[.B5]" office:value-type="float" office:value="477.5">
            <text:p>477.5</text:p>
          </table:table-cell>
          <table:table-cell table:formula="of:=[.O5]*[.B5]*[.C5]" office:value-type="float" office:value="3820">
            <text:p>3820.0</text:p>
          </table:table-cell>
          <table:table-cell table:formula="of:=[.M5]+[.O5]" office:value-type="float" office:value="3282">
            <text:p>3282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454">
            <text:p>454</text:p>
          </table:table-cell>
          <table:table-cell office:value-type="float" office:value="71">
            <text:p>71</text:p>
          </table:table-cell>
          <table:table-cell office:value-type="float" office:value="452">
            <text:p>452</text:p>
          </table:table-cell>
          <table:table-cell office:value-type="float" office:value="97">
            <text:p>97</text:p>
          </table:table-cell>
          <table:table-cell office:value-type="float" office:value="1800">
            <text:p>1800</text:p>
          </table:table-cell>
          <table:table-cell office:value-type="float" office:value="447">
            <text:p>447</text:p>
          </table:table-cell>
          <table:table-cell/>
          <table:table-cell table:formula="of:=[.K6]-SUM([.D6:.I6])/[.B6]" office:value-type="float" office:value="156.25">
            <text:p>156.3</text:p>
          </table:table-cell>
          <table:table-cell table:formula="of:=[.M6]*[.B6]*[.C6]" office:value-type="float" office:value="1250">
            <text:p>1250.0</text:p>
          </table:table-cell>
          <table:table-cell table:formula="of:=([.D6]+[.F6]+[.H6])/[.B6]" office:value-type="float" office:value="245.5">
            <text:p>245.5</text:p>
          </table:table-cell>
          <table:table-cell table:formula="of:=[.O6]*[.B6]*[.C6]" office:value-type="float" office:value="1964">
            <text:p>1964.0</text:p>
          </table:table-cell>
          <table:table-cell table:formula="of:=[.M6]+[.O6]" office:value-type="float" office:value="401.75">
            <text:p>401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420">
            <text:p>420</text:p>
          </table:table-cell>
          <table:table-cell office:value-type="float" office:value="98">
            <text:p>98</text:p>
          </table:table-cell>
          <table:table-cell office:value-type="float" office:value="423">
            <text:p>423</text:p>
          </table:table-cell>
          <table:table-cell office:value-type="float" office:value="116">
            <text:p>116</text:p>
          </table:table-cell>
          <table:table-cell office:value-type="float" office:value="2275">
            <text:p>2275</text:p>
          </table:table-cell>
          <table:table-cell office:value-type="float" office:value="288">
            <text:p>288</text:p>
          </table:table-cell>
          <table:table-cell/>
          <table:table-cell table:formula="of:=[.K7]-SUM([.D7:.I7])/[.B7]" office:value-type="float" office:value="145.125">
            <text:p>145.1</text:p>
          </table:table-cell>
          <table:table-cell table:formula="of:=[.M7]*[.B7]*[.C7]" office:value-type="float" office:value="1161">
            <text:p>1161.0</text:p>
          </table:table-cell>
          <table:table-cell table:formula="of:=([.D7]+[.F7]+[.H7])/[.B7]" office:value-type="float" office:value="114.25">
            <text:p>114.3</text:p>
          </table:table-cell>
          <table:table-cell table:formula="of:=[.O7]*[.B7]*[.C7]" office:value-type="float" office:value="914">
            <text:p>914.0</text:p>
          </table:table-cell>
          <table:table-cell table:formula="of:=[.M7]+[.O7]" office:value-type="float" office:value="259.375">
            <text:p>259.4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413">
            <text:p>413</text:p>
          </table:table-cell>
          <table:table-cell office:value-type="float" office:value="57">
            <text:p>57</text:p>
          </table:table-cell>
          <table:table-cell office:value-type="float" office:value="412">
            <text:p>412</text:p>
          </table:table-cell>
          <table:table-cell office:value-type="float" office:value="79">
            <text:p>79</text:p>
          </table:table-cell>
          <table:table-cell office:value-type="float" office:value="1637">
            <text:p>1637</text:p>
          </table:table-cell>
          <table:table-cell office:value-type="float" office:value="400">
            <text:p>400</text:p>
          </table:table-cell>
          <table:table-cell/>
          <table:table-cell table:formula="of:=[.K8]-SUM([.D8:.I8])/[.B8]" office:value-type="float" office:value="140.75">
            <text:p>140.8</text:p>
          </table:table-cell>
          <table:table-cell table:formula="of:=[.M8]*[.B8]*[.C8]" office:value-type="float" office:value="2252">
            <text:p>2252.0</text:p>
          </table:table-cell>
          <table:table-cell table:formula="of:=([.D8]+[.F8]+[.H8])/[.B8]" office:value-type="float" office:value="223.75">
            <text:p>223.8</text:p>
          </table:table-cell>
          <table:table-cell table:formula="of:=[.O8]*[.B8]*[.C8]" office:value-type="float" office:value="3580">
            <text:p>3580.0</text:p>
          </table:table-cell>
          <table:table-cell table:formula="of:=[.M8]+[.O8]" office:value-type="float" office:value="364.5">
            <text:p>364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25">
            <text:p>425</text:p>
          </table:table-cell>
          <table:table-cell office:value-type="float" office:value="103">
            <text:p>103</text:p>
          </table:table-cell>
          <table:table-cell office:value-type="float" office:value="429">
            <text:p>429</text:p>
          </table:table-cell>
          <table:table-cell office:value-type="float" office:value="118">
            <text:p>118</text:p>
          </table:table-cell>
          <table:table-cell office:value-type="float" office:value="2310">
            <text:p>2310</text:p>
          </table:table-cell>
          <table:table-cell office:value-type="float" office:value="286">
            <text:p>286</text:p>
          </table:table-cell>
          <table:table-cell/>
          <table:table-cell table:formula="of:=[.K9]-SUM([.D9:.I9])/[.B9]" office:value-type="float" office:value="141.375">
            <text:p>141.4</text:p>
          </table:table-cell>
          <table:table-cell table:formula="of:=[.M9]*[.B9]*[.C9]" office:value-type="float" office:value="2262">
            <text:p>2262.0</text:p>
          </table:table-cell>
          <table:table-cell table:formula="of:=([.D9]+[.F9]+[.H9])/[.B9]" office:value-type="float" office:value="115.625">
            <text:p>115.6</text:p>
          </table:table-cell>
          <table:table-cell table:formula="of:=[.O9]*[.B9]*[.C9]" office:value-type="float" office:value="1850">
            <text:p>1850.0</text:p>
          </table:table-cell>
          <table:table-cell table:formula="of:=[.M9]+[.O9]" office:value-type="float" office:value="257">
            <text:p>257.0</text:p>
          </table:table-cell>
          <table:table-cell table:number-columns-repeated="1007"/>
        </table:table-row>
        <table:table-row table:style-name="ro3">
          <table:table-cell office:value-type="string">
            <text:p>MK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.4">
            <text:p>48.4</text:p>
          </table:table-cell>
          <table:table-cell office:value-type="float" office:value="1.77">
            <text:p>1.77</text:p>
          </table:table-cell>
          <table:table-cell office:value-type="float" office:value="275">
            <text:p>275</text:p>
          </table:table-cell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28">
            <text:p>28</text:p>
          </table:table-cell>
          <table:table-cell office:value-type="float" office:value="1222">
            <text:p>1222</text:p>
          </table:table-cell>
          <table:table-cell office:value-type="float" office:value="615">
            <text:p>615</text:p>
          </table:table-cell>
          <table:table-cell/>
          <table:table-cell table:formula="of:=[.K10]-SUM([.D10:.I10])/[.B10]" office:value-type="float" office:value="291.415">
            <text:p>291.4</text:p>
          </table:table-cell>
          <table:table-cell table:formula="of:=[.M10]*[.B10]*[.C10]" office:value-type="float" office:value="2331.32">
            <text:p>2331.3</text:p>
          </table:table-cell>
          <table:table-cell table:formula="of:=([.D10]+[.F10]+[.H10])/[.B10]" office:value-type="float" office:value="298.7">
            <text:p>298.7</text:p>
          </table:table-cell>
          <table:table-cell table:formula="of:=[.O10]*[.B10]*[.C10]" office:value-type="float" office:value="2389.6">
            <text:p>2389.6</text:p>
          </table:table-cell>
          <table:table-cell table:formula="of:=[.M10]+[.O10]" office:value-type="float" office:value="590.115">
            <text:p>59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.4">
            <text:p>4.4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273">
            <text:p>273</text:p>
          </table:table-cell>
          <table:table-cell office:value-type="float" office:value="77">
            <text:p>77</text:p>
          </table:table-cell>
          <table:table-cell office:value-type="float" office:value="1349">
            <text:p>1349</text:p>
          </table:table-cell>
          <table:table-cell office:value-type="float" office:value="307">
            <text:p>307</text:p>
          </table:table-cell>
          <table:table-cell/>
          <table:table-cell table:style-name="ce3" table:formula="of:=[.K11]-SUM([.D11:.I11])/[.B11]" office:value-type="float" office:value="125.65">
            <text:p>125.7</text:p>
          </table:table-cell>
          <table:table-cell table:formula="of:=[.M11]*[.B11]*[.C11]" office:value-type="float" office:value="1005.2">
            <text:p>1005.2</text:p>
          </table:table-cell>
          <table:table-cell table:formula="of:=([.D11]+[.F11]+[.H11])/[.B11]" office:value-type="float" office:value="148.25">
            <text:p>148.3</text:p>
          </table:table-cell>
          <table:table-cell table:formula="of:=[.O11]*[.B11]*[.C11]" office:value-type="float" office:value="1186">
            <text:p>1186.0</text:p>
          </table:table-cell>
          <table:table-cell table:formula="of:=[.M11]+[.O11]" office:value-type="float" office:value="273.9">
            <text:p>273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4">
            <text:p>8.4</text:p>
          </table:table-cell>
          <table:table-cell office:value-type="float" office:value="276">
            <text:p>276</text:p>
          </table:table-cell>
          <table:table-cell office:value-type="float" office:value="84">
            <text:p>84</text:p>
          </table:table-cell>
          <table:table-cell office:value-type="float" office:value="279">
            <text:p>279</text:p>
          </table:table-cell>
          <table:table-cell office:value-type="float" office:value="108">
            <text:p>108</text:p>
          </table:table-cell>
          <table:table-cell office:value-type="float" office:value="2199">
            <text:p>2199</text:p>
          </table:table-cell>
          <table:table-cell office:value-type="float" office:value="282">
            <text:p>282</text:p>
          </table:table-cell>
          <table:table-cell/>
          <table:table-cell table:formula="of:=[.K12]-SUM([.D12:.I12])/[.B12]" office:value-type="float" office:value="181.7">
            <text:p>181.7</text:p>
          </table:table-cell>
          <table:table-cell table:formula="of:=[.M12]*[.B12]*[.C12]" office:value-type="float" office:value="1453.6">
            <text:p>1453.6</text:p>
          </table:table-cell>
          <table:table-cell table:formula="of:=([.D12]+[.F12]+[.H12])/[.B12]" office:value-type="float" office:value="75.25">
            <text:p>75.3</text:p>
          </table:table-cell>
          <table:table-cell table:formula="of:=[.O12]*[.B12]*[.C12]" office:value-type="float" office:value="602">
            <text:p>602.0</text:p>
          </table:table-cell>
          <table:table-cell table:formula="of:=[.M12]+[.O12]" office:value-type="float" office:value="256.95">
            <text:p>257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273">
            <text:p>273</text:p>
          </table:table-cell>
          <table:table-cell office:value-type="float" office:value="78">
            <text:p>78</text:p>
          </table:table-cell>
          <table:table-cell office:value-type="float" office:value="1388">
            <text:p>1388</text:p>
          </table:table-cell>
          <table:table-cell office:value-type="float" office:value="293">
            <text:p>293</text:p>
          </table:table-cell>
          <table:table-cell/>
          <table:table-cell table:style-name="ce3" table:formula="of:=[.K13]-SUM([.D13:.I13])/[.B13]" office:value-type="float" office:value="110.75">
            <text:p>110.8</text:p>
          </table:table-cell>
          <table:table-cell table:formula="of:=[.M13]*[.B13]*[.C13]" office:value-type="float" office:value="1772">
            <text:p>1772.0</text:p>
          </table:table-cell>
          <table:table-cell table:formula="of:=([.D13]+[.F13]+[.H13])/[.B13]" office:value-type="float" office:value="148.5">
            <text:p>148.5</text:p>
          </table:table-cell>
          <table:table-cell table:formula="of:=[.O13]*[.B13]*[.C13]" office:value-type="float" office:value="2376">
            <text:p>2376.0</text:p>
          </table:table-cell>
          <table:table-cell table:formula="of:=[.M13]+[.O13]" office:value-type="float" office:value="259.25">
            <text:p>259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3.4">
            <text:p>13.4</text:p>
          </table:table-cell>
          <table:table-cell office:value-type="float" office:value="270">
            <text:p>270</text:p>
          </table:table-cell>
          <table:table-cell office:value-type="float" office:value="86">
            <text:p>86</text:p>
          </table:table-cell>
          <table:table-cell office:value-type="float" office:value="283">
            <text:p>283</text:p>
          </table:table-cell>
          <table:table-cell office:value-type="float" office:value="112">
            <text:p>112</text:p>
          </table:table-cell>
          <table:table-cell office:value-type="float" office:value="2334">
            <text:p>2334</text:p>
          </table:table-cell>
          <table:table-cell office:value-type="float" office:value="271">
            <text:p>271</text:p>
          </table:table-cell>
          <table:table-cell/>
          <table:table-cell table:formula="of:=[.K14]-SUM([.D14:.I14])/[.B14]" office:value-type="float" office:value="169.45">
            <text:p>169.5</text:p>
          </table:table-cell>
          <table:table-cell table:formula="of:=[.M14]*[.B14]*[.C14]" office:value-type="float" office:value="2711.2">
            <text:p>2711.2</text:p>
          </table:table-cell>
          <table:table-cell table:formula="of:=([.D14]+[.F14]+[.H14])/[.B14]" office:value-type="float" office:value="75.125">
            <text:p>75.1</text:p>
          </table:table-cell>
          <table:table-cell table:formula="of:=[.O14]*[.B14]*[.C14]" office:value-type="float" office:value="1202">
            <text:p>1202.0</text:p>
          </table:table-cell>
          <table:table-cell table:formula="of:=[.M14]+[.O14]" office:value-type="float" office:value="244.575">
            <text:p>244.6</text:p>
          </table:table-cell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2">
            <text:p>22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159">
            <text:p>1159</text:p>
          </table:table-cell>
          <table:table-cell office:value-type="float" office:value="585">
            <text:p>585</text:p>
          </table:table-cell>
          <table:table-cell/>
          <table:table-cell table:formula="of:=[.K15]-SUM([.D15:.I15])/[.B15]" office:value-type="float" office:value="310">
            <text:p>310.0</text:p>
          </table:table-cell>
          <table:table-cell table:formula="of:=[.M15]*[.B15]*[.C15]" office:value-type="float" office:value="2480">
            <text:p>2480.0</text:p>
          </table:table-cell>
          <table:table-cell table:formula="of:=([.D15]+[.F15]+[.H15])/[.B15]" office:value-type="float" office:value="248.5">
            <text:p>248.5</text:p>
          </table:table-cell>
          <table:table-cell table:formula="of:=[.O15]*[.B15]*[.C15]" office:value-type="float" office:value="1988">
            <text:p>1988.0</text:p>
          </table:table-cell>
          <table:table-cell table:formula="of:=[.M15]+[.O15]" office:value-type="float" office:value="558.5">
            <text:p>558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76">
            <text:p>76</text:p>
          </table:table-cell>
          <table:table-cell office:value-type="float" office:value="1347">
            <text:p>1347</text:p>
          </table:table-cell>
          <table:table-cell office:value-type="float" office:value="281">
            <text:p>281</text:p>
          </table:table-cell>
          <table:table-cell/>
          <table:table-cell table:style-name="ce3" table:formula="of:=[.K16]-SUM([.D16:.I16])/[.B16]" office:value-type="float" office:value="128.25">
            <text:p>128.3</text:p>
          </table:table-cell>
          <table:table-cell table:formula="of:=[.M16]*[.B16]*[.C16]" office:value-type="float" office:value="1026">
            <text:p>1026.0</text:p>
          </table:table-cell>
          <table:table-cell table:formula="of:=([.D16]+[.F16]+[.H16])/[.B16]" office:value-type="float" office:value="119.25">
            <text:p>119.3</text:p>
          </table:table-cell>
          <table:table-cell table:formula="of:=[.O16]*[.B16]*[.C16]" office:value-type="float" office:value="954">
            <text:p>954.0</text:p>
          </table:table-cell>
          <table:table-cell table:formula="of:=[.M16]+[.O16]" office:value-type="float" office:value="247.5">
            <text:p>247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.2">
            <text:p>39.2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84">
            <text:p>84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1738">
            <text:p>1738</text:p>
          </table:table-cell>
          <table:table-cell office:value-type="float" office:value="220">
            <text:p>220</text:p>
          </table:table-cell>
          <table:table-cell/>
          <table:table-cell table:formula="of:=[.K17]-SUM([.D17:.I17])/[.B17]" office:value-type="float" office:value="134.225">
            <text:p>134.2</text:p>
          </table:table-cell>
          <table:table-cell table:formula="of:=[.M17]*[.B17]*[.C17]" office:value-type="float" office:value="1073.8">
            <text:p>1073.8</text:p>
          </table:table-cell>
          <table:table-cell table:style-name="ce3" table:formula="of:=([.D17]+[.F17]+[.H17])/[.B17]" office:value-type="float" office:value="60.65">
            <text:p>60.7</text:p>
          </table:table-cell>
          <table:table-cell table:style-name="ce3" table:formula="of:=[.O17]*[.B17]*[.C17]" office:value-type="float" office:value="485.2">
            <text:p>485.2</text:p>
          </table:table-cell>
          <table:table-cell table:style-name="ce6" table:formula="of:=[.M17]+[.O17]" office:value-type="float" office:value="194.875">
            <text:p>194.9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38.5">
            <text:p>38.5</text:p>
          </table:table-cell>
          <table:table-cell office:value-type="float" office:value="6.6">
            <text:p>6.6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1809">
            <text:p>1809</text:p>
          </table:table-cell>
          <table:table-cell office:value-type="float" office:value="286">
            <text:p>286</text:p>
          </table:table-cell>
          <table:table-cell/>
          <table:table-cell table:formula="of:=[.K18]-SUM([.D18:.I18])/[.B18]" office:value-type="float" office:value="131.975">
            <text:p>132.0</text:p>
          </table:table-cell>
          <table:table-cell table:formula="of:=[.M18]*[.B18]*[.C18]" office:value-type="float" office:value="2111.6">
            <text:p>2111.6</text:p>
          </table:table-cell>
          <table:table-cell table:formula="of:=([.D18]+[.F18]+[.H18])/[.B18]" office:value-type="float" office:value="120.125">
            <text:p>120.1</text:p>
          </table:table-cell>
          <table:table-cell table:formula="of:=[.O18]*[.B18]*[.C18]" office:value-type="float" office:value="1922">
            <text:p>1922.0</text:p>
          </table:table-cell>
          <table:table-cell table:formula="of:=[.M18]+[.O18]" office:value-type="float" office:value="252.1">
            <text:p>252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float" office:value="83">
            <text:p>83</text:p>
          </table:table-cell>
          <table:table-cell office:value-type="float" office:value="222">
            <text:p>222</text:p>
          </table:table-cell>
          <table:table-cell office:value-type="float" office:value="107">
            <text:p>107</text:p>
          </table:table-cell>
          <table:table-cell office:value-type="float" office:value="2314">
            <text:p>2314</text:p>
          </table:table-cell>
          <table:table-cell office:value-type="float" office:value="239">
            <text:p>239</text:p>
          </table:table-cell>
          <table:table-cell/>
          <table:table-cell table:formula="of:=[.K19]-SUM([.D19:.I19])/[.B19]" office:value-type="float" office:value="153.25">
            <text:p>153.3</text:p>
          </table:table-cell>
          <table:table-cell table:formula="of:=[.M19]*[.B19]*[.C19]" office:value-type="float" office:value="2452">
            <text:p>2452.0</text:p>
          </table:table-cell>
          <table:table-cell table:formula="of:=([.D19]+[.F19]+[.H19])/[.B19]" office:value-type="float" office:value="60.125">
            <text:p>60.1</text:p>
          </table:table-cell>
          <table:table-cell table:formula="of:=[.O19]*[.B19]*[.C19]" office:value-type="float" office:value="962">
            <text:p>962.0</text:p>
          </table:table-cell>
          <table:table-cell table:style-name="ce6" table:formula="of:=[.M19]+[.O19]" office:value-type="float" office:value="213.375">
            <text:p>213.4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Strategy=4, 8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float" office:value="451">
            <text:p>451</text:p>
          </table:table-cell>
          <table:table-cell/>
          <table:table-cell table:formula="of:=[.K22]-SUM([.D22:.I22])/[.B22]" office:value-type="float" office:value="154.9">
            <text:p>154.9</text:p>
          </table:table-cell>
          <table:table-cell table:formula="of:=[.M22]*[.B22]*[.C22]" office:value-type="float" office:value="1239.2">
            <text:p>1239.2</text:p>
          </table:table-cell>
          <table:table-cell table:formula="of:=([.D22]+[.F22]+[.H22])/[.B22]" office:value-type="float" office:value="268">
            <text:p>268.0</text:p>
          </table:table-cell>
          <table:table-cell table:formula="of:=[.O22]*[.B22]*[.C22]" office:value-type="float" office:value="2144">
            <text:p>2144.0</text:p>
          </table:table-cell>
          <table:table-cell table:style-name="ce7" table:formula="of:=[.M22]+[.O22]" office:value-type="float" office:value="422.9">
            <text:p>422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.2">
            <text:p>5.2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996">
            <text:p>996</text:p>
          </table:table-cell>
          <table:table-cell office:value-type="float" office:value="231">
            <text:p>231</text:p>
          </table:table-cell>
          <table:table-cell/>
          <table:table-cell table:formula="of:=[.K23]-SUM([.D23:.I23])/[.B23]" office:value-type="float" office:value="60.7">
            <text:p>60.7</text:p>
          </table:table-cell>
          <table:table-cell table:formula="of:=[.M23]*[.B23]*[.C23]" office:value-type="float" office:value="485.6">
            <text:p>485.6</text:p>
          </table:table-cell>
          <table:table-cell table:formula="of:=([.D23]+[.F23]+[.H23])/[.B23]" office:value-type="float" office:value="133.25">
            <text:p>133.3</text:p>
          </table:table-cell>
          <table:table-cell table:formula="of:=[.O23]*[.B23]*[.C23]" office:value-type="float" office:value="1066">
            <text:p>1066.0</text:p>
          </table:table-cell>
          <table:table-cell table:style-name="ce7" table:formula="of:=[.M23]+[.O23]" office:value-type="float" office:value="193.95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19">
            <text:p>119</text:p>
          </table:table-cell>
          <table:table-cell office:value-type="float" office:value="1112">
            <text:p>1112</text:p>
          </table:table-cell>
          <table:table-cell office:value-type="float" office:value="141">
            <text:p>141</text:p>
          </table:table-cell>
          <table:table-cell/>
          <table:table-cell table:style-name="ce4" table:formula="of:=[.K24]-SUM([.D24:.I24])/[.B24]" office:value-type="float" office:value="47">
            <text:p>47.0</text:p>
          </table:table-cell>
          <table:table-cell table:formula="of:=[.M24]*[.B24]*[.C24]" office:value-type="float" office:value="376">
            <text:p>376.0</text:p>
          </table:table-cell>
          <table:table-cell table:style-name="ce4" table:formula="of:=([.D24]+[.F24]+[.H24])/[.B24]" office:value-type="float" office:value="67">
            <text:p>67.0</text:p>
          </table:table-cell>
          <table:table-cell table:formula="of:=[.O24]*[.B24]*[.C24]" office:value-type="float" office:value="536">
            <text:p>536.0</text:p>
          </table:table-cell>
          <table:table-cell table:style-name="ce7" table:formula="of:=[.M24]+[.O24]" office:value-type="float" office:value="114">
            <text:p>114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85">
            <text:p>85</text:p>
          </table:table-cell>
          <table:table-cell office:value-type="float" office:value="1237">
            <text:p>1237</text:p>
          </table:table-cell>
          <table:table-cell office:value-type="float" office:value="245">
            <text:p>245</text:p>
          </table:table-cell>
          <table:table-cell/>
          <table:table-cell table:formula="of:=[.K25]-SUM([.D25:.I25])/[.B25]" office:value-type="float" office:value="75.25">
            <text:p>75.3</text:p>
          </table:table-cell>
          <table:table-cell table:formula="of:=[.M25]*[.B25]*[.C25]" office:value-type="float" office:value="1204">
            <text:p>1204.0</text:p>
          </table:table-cell>
          <table:table-cell table:formula="of:=([.D25]+[.F25]+[.H25])/[.B25]" office:value-type="float" office:value="132.5">
            <text:p>132.5</text:p>
          </table:table-cell>
          <table:table-cell table:formula="of:=[.O25]*[.B25]*[.C25]" office:value-type="float" office:value="2120">
            <text:p>2120.0</text:p>
          </table:table-cell>
          <table:table-cell table:style-name="ce7" table:formula="of:=[.M25]+[.O25]" office:value-type="float" office:value="207.75">
            <text:p>207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335">
            <text:p>1335</text:p>
          </table:table-cell>
          <table:table-cell office:value-type="float" office:value="149">
            <text:p>149</text:p>
          </table:table-cell>
          <table:table-cell/>
          <table:table-cell table:style-name="ce4" table:formula="of:=[.K26]-SUM([.D26:.I26])/[.B26]" office:value-type="float" office:value="57.375">
            <text:p>57.4</text:p>
          </table:table-cell>
          <table:table-cell table:formula="of:=[.M26]*[.B26]*[.C26]" office:value-type="float" office:value="918">
            <text:p>918.0</text:p>
          </table:table-cell>
          <table:table-cell table:style-name="ce4" table:formula="of:=([.D26]+[.F26]+[.H26])/[.B26]" office:value-type="float" office:value="65.125">
            <text:p>65.1</text:p>
          </table:table-cell>
          <table:table-cell table:formula="of:=[.O26]*[.B26]*[.C26]" office:value-type="float" office:value="1042">
            <text:p>1042.0</text:p>
          </table:table-cell>
          <table:table-cell table:style-name="ce7" table:formula="of:=[.M26]+[.O26]" office:value-type="float" office:value="122.5">
            <text:p>122.5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2"/>
          <table:table-cell table:style-name="Default" office:value-type="string">
            <text:p>Ignore mpi time since it is negligible for large matrices.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Strategy=7, 8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6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5.58">
            <text:p>245.58</text:p>
          </table:table-cell>
          <table:table-cell office:value-type="float" office:value="23.45">
            <text:p>23.45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float" office:value="451">
            <text:p>451</text:p>
          </table:table-cell>
          <table:table-cell/>
          <table:table-cell table:formula="of:=[.K30]-SUM([.D30:.I30])/[.B30]" office:value-type="float" office:value="154.885">
            <text:p>154.9</text:p>
          </table:table-cell>
          <table:table-cell table:formula="of:=[.M30]*[.B30]*[.C30]" office:value-type="float" office:value="1239.08">
            <text:p>1239.1</text:p>
          </table:table-cell>
          <table:table-cell table:formula="of:=([.D30]+[.F30]+[.H30])/[.B30]" office:value-type="float" office:value="267.79">
            <text:p>267.8</text:p>
          </table:table-cell>
          <table:table-cell table:formula="of:=[.O30]*[.B30]*[.C30]" office:value-type="float" office:value="2142.32">
            <text:p>2142.3</text:p>
          </table:table-cell>
          <table:table-cell table:style-name="ce7" table:formula="of:=[.M30]+[.O30]" office:value-type="float" office:value="422.675">
            <text:p>422.7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996">
            <text:p>996</text:p>
          </table:table-cell>
          <table:table-cell office:value-type="float" office:value="231">
            <text:p>231</text:p>
          </table:table-cell>
          <table:table-cell/>
          <table:table-cell table:formula="of:=[.K31]-SUM([.D31:.I31])/[.B31]" office:value-type="float" office:value="60.75">
            <text:p>60.8</text:p>
          </table:table-cell>
          <table:table-cell table:formula="of:=[.M31]*[.B31]*[.C31]" office:value-type="float" office:value="486">
            <text:p>486.0</text:p>
          </table:table-cell>
          <table:table-cell table:formula="of:=([.D31]+[.F31]+[.H31])/[.B31]" office:value-type="float" office:value="133.25">
            <text:p>133.3</text:p>
          </table:table-cell>
          <table:table-cell table:formula="of:=[.O31]*[.B31]*[.C31]" office:value-type="float" office:value="1066">
            <text:p>1066.0</text:p>
          </table:table-cell>
          <table:table-cell table:style-name="ce7" table:formula="of:=[.M31]+[.O31]" office:value-type="float" office:value="194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.3">
            <text:p>6.3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20">
            <text:p>120</text:p>
          </table:table-cell>
          <table:table-cell office:value-type="float" office:value="1112">
            <text:p>1112</text:p>
          </table:table-cell>
          <table:table-cell office:value-type="float" office:value="141">
            <text:p>141</text:p>
          </table:table-cell>
          <table:table-cell/>
          <table:table-cell table:formula="of:=[.K32]-SUM([.D32:.I32])/[.B32]" office:value-type="float" office:value="46.8375">
            <text:p>46.8</text:p>
          </table:table-cell>
          <table:table-cell table:formula="of:=[.M32]*[.B32]*[.C32]" office:value-type="float" office:value="374.7">
            <text:p>374.7</text:p>
          </table:table-cell>
          <table:table-cell table:formula="of:=([.D32]+[.F32]+[.H32])/[.B32]" office:value-type="float" office:value="67">
            <text:p>67.0</text:p>
          </table:table-cell>
          <table:table-cell table:formula="of:=[.O32]*[.B32]*[.C32]" office:value-type="float" office:value="536">
            <text:p>536.0</text:p>
          </table:table-cell>
          <table:table-cell table:style-name="ce7" table:formula="of:=[.M32]+[.O32]" office:value-type="float" office:value="113.8375">
            <text:p>113.8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48">
            <text:p>48</text:p>
          </table:table-cell>
          <table:table-cell office:value-type="float" office:value="1237">
            <text:p>1237</text:p>
          </table:table-cell>
          <table:table-cell office:value-type="float" office:value="245">
            <text:p>245</text:p>
          </table:table-cell>
          <table:table-cell/>
          <table:table-cell table:formula="of:=[.K33]-SUM([.D33:.I33])/[.B33]" office:value-type="float" office:value="83.75">
            <text:p>83.8</text:p>
          </table:table-cell>
          <table:table-cell table:formula="of:=[.M33]*[.B33]*[.C33]" office:value-type="float" office:value="1340">
            <text:p>1340.0</text:p>
          </table:table-cell>
          <table:table-cell table:formula="of:=([.D33]+[.F33]+[.H33])/[.B33]" office:value-type="float" office:value="133.25">
            <text:p>133.3</text:p>
          </table:table-cell>
          <table:table-cell table:formula="of:=[.O33]*[.B33]*[.C33]" office:value-type="float" office:value="2132">
            <text:p>2132.0</text:p>
          </table:table-cell>
          <table:table-cell table:style-name="ce7" table:formula="of:=[.M33]+[.O33]" office:value-type="float" office:value="217">
            <text:p>217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336">
            <text:p>1336</text:p>
          </table:table-cell>
          <table:table-cell office:value-type="float" office:value="149">
            <text:p>149</text:p>
          </table:table-cell>
          <table:table-cell/>
          <table:table-cell table:formula="of:=[.K34]-SUM([.D34:.I34])/[.B34]" office:value-type="float" office:value="57.25">
            <text:p>57.3</text:p>
          </table:table-cell>
          <table:table-cell table:formula="of:=[.M34]*[.B34]*[.C34]" office:value-type="float" office:value="916">
            <text:p>916.0</text:p>
          </table:table-cell>
          <table:table-cell table:formula="of:=([.D34]+[.F34]+[.H34])/[.B34]" office:value-type="float" office:value="65.25">
            <text:p>65.3</text:p>
          </table:table-cell>
          <table:table-cell table:formula="of:=[.O34]*[.B34]*[.C34]" office:value-type="float" office:value="1044">
            <text:p>1044.0</text:p>
          </table:table-cell>
          <table:table-cell table:style-name="ce7" table:formula="of:=[.M34]+[.O34]" office:value-type="float" office:value="122.5">
            <text:p>122.5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Strategy=7, 16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string">
            <text:p>OpenBLA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float" office:value="204">
            <text:p>204</text:p>
          </table:table-cell>
          <table:table-cell office:value-type="float" office:value="12097">
            <text:p>12097</text:p>
          </table:table-cell>
          <table:table-cell office:value-type="float" office:value="1738">
            <text:p>1738</text:p>
          </table:table-cell>
          <table:table-cell office:value-type="float" office:value="12044">
            <text:p>12044</text:p>
          </table:table-cell>
          <table:table-cell office:value-type="float" office:value="2905">
            <text:p>2905</text:p>
          </table:table-cell>
          <table:table-cell office:value-type="float" office:value="57140">
            <text:p>57140</text:p>
          </table:table-cell>
          <table:table-cell office:value-type="float" office:value="7176">
            <text:p>7176</text:p>
          </table:table-cell>
          <table:table-cell/>
          <table:table-cell table:formula="of:=[.K37]-SUM([.D37:.I37])/[.B37]" office:value-type="float" office:value="3310.75">
            <text:p>3310.8</text:p>
          </table:table-cell>
          <table:table-cell table:formula="of:=[.M37]*[.B37]*[.C37]" office:value-type="float" office:value="26486">
            <text:p>26486.0</text:p>
          </table:table-cell>
          <table:table-cell table:formula="of:=([.D37]+[.F37]+[.H37])/[.B37]" office:value-type="float" office:value="3259.375">
            <text:p>3259.4</text:p>
          </table:table-cell>
          <table:table-cell table:formula="of:=[.O37]*[.B37]*[.C37]" office:value-type="float" office:value="26075">
            <text:p>26075.0</text:p>
          </table:table-cell>
          <table:table-cell table:style-name="ce7" table:formula="of:=[.M37]+[.O37]" office:value-type="float" office:value="6570.125">
            <text:p>657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12">
            <text:p>1912</text:p>
          </table:table-cell>
          <table:table-cell office:value-type="float" office:value="194">
            <text:p>194</text:p>
          </table:table-cell>
          <table:table-cell office:value-type="float" office:value="11554">
            <text:p>11554</text:p>
          </table:table-cell>
          <table:table-cell office:value-type="float" office:value="1922">
            <text:p>1922</text:p>
          </table:table-cell>
          <table:table-cell office:value-type="float" office:value="11567">
            <text:p>11567</text:p>
          </table:table-cell>
          <table:table-cell office:value-type="float" office:value="2529">
            <text:p>2529</text:p>
          </table:table-cell>
          <table:table-cell office:value-type="float" office:value="70704">
            <text:p>70704</text:p>
          </table:table-cell>
          <table:table-cell office:value-type="float" office:value="6534">
            <text:p>6534</text:p>
          </table:table-cell>
          <table:table-cell/>
          <table:table-cell table:formula="of:=[.K38]-SUM([.D38:.I38])/[.B38]" office:value-type="float" office:value="2824.25">
            <text:p>2824.3</text:p>
          </table:table-cell>
          <table:table-cell table:formula="of:=[.M38]*[.B38]*[.C38]" office:value-type="float" office:value="45188">
            <text:p>45188.0</text:p>
          </table:table-cell>
          <table:table-cell table:formula="of:=([.D38]+[.F38]+[.H38])/[.B38]" office:value-type="float" office:value="3129.125">
            <text:p>3129.1</text:p>
          </table:table-cell>
          <table:table-cell table:formula="of:=[.O38]*[.B38]*[.C38]" office:value-type="float" office:value="50066">
            <text:p>50066.0</text:p>
          </table:table-cell>
          <table:table-cell table:style-name="ce7" table:formula="of:=[.M38]+[.O38]" office:value-type="float" office:value="5953.375">
            <text:p>5953.4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21">
            <text:p>321</text:p>
          </table:table-cell>
          <table:table-cell office:value-type="float" office:value="12205">
            <text:p>12205</text:p>
          </table:table-cell>
          <table:table-cell office:value-type="float" office:value="3559">
            <text:p>3559</text:p>
          </table:table-cell>
          <table:table-cell office:value-type="float" office:value="12120">
            <text:p>12120</text:p>
          </table:table-cell>
          <table:table-cell office:value-type="float" office:value="3531">
            <text:p>3531</text:p>
          </table:table-cell>
          <table:table-cell office:value-type="float" office:value="98384">
            <text:p>98384</text:p>
          </table:table-cell>
          <table:table-cell office:value-type="float" office:value="6186">
            <text:p>6186</text:p>
          </table:table-cell>
          <table:table-cell/>
          <table:table-cell table:formula="of:=[.K39]-SUM([.D39:.I39])/[.B39]" office:value-type="float" office:value="4001.25">
            <text:p>4001.3</text:p>
          </table:table-cell>
          <table:table-cell table:formula="of:=[.M39]*[.B39]*[.C39]" office:value-type="float" office:value="64020">
            <text:p>64020.0</text:p>
          </table:table-cell>
          <table:table-cell table:formula="of:=([.D39]+[.F39]+[.H39])/[.B39]" office:value-type="float" office:value="1721.5625">
            <text:p>1721.6</text:p>
          </table:table-cell>
          <table:table-cell table:formula="of:=[.O39]*[.B39]*[.C39]" office:value-type="float" office:value="27545">
            <text:p>27545.0</text:p>
          </table:table-cell>
          <table:table-cell table:style-name="ce7" table:formula="of:=[.M39]+[.O39]" office:value-type="float" office:value="5722.8125">
            <text:p>5722.8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5">
          <table:table-cell table:number-columns-repeated="10"/>
          <table:table-cell table:style-name="ce1" office:value-type="string" table:number-columns-spanned="4" table:number-rows-spanned="1">
            <text:p>Estimated total wall time for multi-threading matVec()</text:p>
          </table:table-cell>
          <table:covered-table-cell/>
          <table:covered-table-cell table:style-name="ce1"/>
          <table:covered-table-cell table:style-name="Default"/>
          <table:table-cell table:formula="of:=([.E38]+[.G38]+[.I38])/[.B38]+[.M38]+[.O39]" office:value-type="float" office:value="5126.4375">
            <text:p>5126.4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2"/>
          <table:table-cell table:style-name="ce5" table:formula="of:=([.K39]-[.O41])/[.K39]" office:value-type="percentage" office:value="0.171283947623666">
            <text:p>17.1%</text:p>
          </table:table-cell>
          <table:table-cell table:style-name="Default" table:number-columns-repeated="2"/>
          <table:table-cell table:number-columns-repeated="1007"/>
        </table:table-row>
      </table:table>
      <table:table table:name="strategy" table:style-name="ta1" table:print="false">
        <table:table-column table:style-name="co12" table:number-columns-repeated="1024" table:default-cell-style-name="Default"/>
        <table:table-row table:style-name="ro4">
          <table:table-cell office:value-type="string">
            <text:p>strategy used by trlan</text:p>
          </table:table-cell>
          <table:table-cell table:number-columns-repeated="1023"/>
        </table:table-row>
        <table:table-row table:style-name="ro4">
          <table:table-cell office:value-type="string">
            <text:p>Using nc=3, 12^3 lattic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rategy</text:p>
          </table:table-cell>
          <table:table-cell table:style-name="ce1" office:value-type="string">
            <text:p>matvec ops</text:p>
          </table:table-cell>
          <table:table-cell table:style-name="ce1" office:value-type="string">
            <text:p>reorthogonalization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starts</text:p>
          </table:table-cell>
          <table:table-cell office:value-type="string">
            <text:p>time</text:p>
          </table:table-cell>
          <table:table-cell table:style-name="ce1" office:value-type="string">
            <text:p>Wall clock total time</text:p>
          </table:table-cell>
          <table:table-cell table:style-name="ce1"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1980">
            <text:p>41980</text:p>
          </table:table-cell>
          <table:table-cell office:value-type="float" office:value="41918">
            <text:p>41918</text:p>
          </table:table-cell>
          <table:table-cell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1982">
            <text:p>1982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9120">
            <text:p>39120</text:p>
          </table:table-cell>
          <table:table-cell office:value-type="float" office:value="39127">
            <text:p>39127</text:p>
          </table:table-cell>
          <table:table-cell office:value-type="float" office:value="2131">
            <text:p>2131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965">
            <text:p>1965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300">
            <text:p>2300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811">
            <text:p>3811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295">
            <text:p>2295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799">
            <text:p>3799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9548">
            <text:p>39548</text:p>
          </table:table-cell>
          <table:table-cell office:value-type="float" office:value="39553">
            <text:p>39553</text:p>
          </table:table-cell>
          <table:table-cell office:value-type="float" office:value="1987">
            <text:p>1987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876">
            <text:p>1876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1400">
            <text:p>41400</text:p>
          </table:table-cell>
          <table:table-cell office:value-type="float" office:value="41406">
            <text:p>41406</text:p>
          </table:table-cell>
          <table:table-cell office:value-type="float" office:value="2372">
            <text:p>2372</text:p>
          </table:table-cell>
          <table:table-cell office:value-type="float" office:value="18">
            <text:p>18</text:p>
          </table:table-cell>
          <table:table-cell office:value-type="float" office:value="3162">
            <text:p>3162</text:p>
          </table:table-cell>
          <table:table-cell office:value-type="float" office:value="4475">
            <text:p>4475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float" office:value="42277">
            <text:p>42277</text:p>
          </table:table-cell>
          <table:table-cell office:value-type="float" office:value="500">
            <text:p>500</text:p>
          </table:table-cell>
          <table:table-cell office:value-type="float" office:value="131">
            <text:p>131</text:p>
          </table:table-cell>
          <table:table-cell office:value-type="float" office:value="49">
            <text:p>49</text:p>
          </table:table-cell>
          <table:table-cell office:value-type="float" office:value="1172">
            <text:p>1172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11/05/2019</text:date>, <text:time>06:4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van de Sande</meta:initial-creator>
    <meta:creation-date>2019-11-01T20:44:08</meta:creation-date>
    <dc:date>2019-11-05T06:40:23</dc:date>
    <dc:creator>Brett van de Sande</dc:creator>
    <meta:editing-duration>P1DT3H11M42S</meta:editing-duration>
    <meta:editing-cycles>17</meta:editing-cycles>
    <meta:generator>OpenOffice/4.0.0$Unix OpenOffice.org_project/400m3$Build-9702</meta:generator>
    <meta:document-statistic meta:table-count="3" meta:cell-count="539" meta:object-count="0"/>
  </office:meta>
</office:document-meta>
</file>